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151410" calcext:value-type="float">
            <text:p>151410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136" calcext:value-type="float">
            <text:p>5136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23-06-12" calcext:value-type="date">
            <text:p>2023-06-12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p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652" calcext:value-type="float">
            <text:p>5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-availabilit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-as-cod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ompu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903" calcext:value-type="float">
            <text:p>2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635" calcext:value-type="float">
            <text:p>1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-balanc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301" calcext:value-type="float">
            <text:p>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-me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-strateg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-green-deploymen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ca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29438" calcext:value-type="float">
            <text:p>2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9643" calcext:value-type="float">
            <text:p>9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e-scr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8140" calcext:value-type="float">
            <text:p>8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5211" calcext:value-type="float">
            <text:p>5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ng-system-environment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car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common-data-prov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ape-manager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anking-process-and-service-mod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n-data-analytics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948" calcext:value-type="float">
            <text:p>9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8849" calcext:value-type="float">
            <text:p>8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6410" calcext:value-type="float">
            <text:p>6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i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rospik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prise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yll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urance-information-war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epli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s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ocument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care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qu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ng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st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performance-management-off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-archi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batch-application-contr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master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ckr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nalytics-accelerato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ig-replic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i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v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proof-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2149" calcext:value-type="float">
            <text:p>2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er-langu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i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rogramming-patte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igration-utility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mp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model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metal-c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work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utomation-deci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cont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onal-decis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rocess-m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tana-observ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ardware-configura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ueworks-l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610" calcext:value-type="float">
            <text:p>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735" calcext:value-type="float">
            <text:p>1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y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assi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n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9023" calcext:value-type="float">
            <text:p>9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599" calcext:value-type="float">
            <text:p>2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ex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xi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net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velopment-and-test-enviro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automation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py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document-conver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1733" calcext:value-type="float">
            <text:p>1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r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optimization---engineering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ririga-facilities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ystem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bug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cob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business-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monitoring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management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pendency-based-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extrem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lication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global-mai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cision-sup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application-performance-management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virtualization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performance-and-capacity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ault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oriaMetric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sco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0717" calcext:value-type="float">
            <text:p>10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x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u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rt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n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nx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0386" calcext:value-type="float">
            <text:p>10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x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m-or-deb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m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rder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transfer-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pro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ventory-visi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ent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nancial-transac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partner-engagem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transformation-ext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data-inter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manager-on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upply-chain-intelligenc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tore-eng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upply-chain-business-netw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ox,-an-strategic-part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image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place-health-advi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igital-learning-subscri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management-syst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application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i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file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connect-dir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workflow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file-trans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b2b-integ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libe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elop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load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serv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power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functional-te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ingress-contro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f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hybrid-ed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3719" calcext:value-type="float">
            <text:p>2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210" calcext:value-type="float">
            <text:p>19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714" calcext:value-type="float">
            <text:p>18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698" calcext:value-type="float">
            <text:p>18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5485" calcext:value-type="float">
            <text:p>15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5265" calcext:value-type="float">
            <text:p>5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89" calcext:value-type="float">
            <text:p>2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782" calcext:value-type="float">
            <text:p>2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129" calcext:value-type="float">
            <text:p>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31840" calcext:value-type="float">
            <text:p>31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1615" calcext:value-type="float">
            <text:p>1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mode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l-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ealth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lanning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lexible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inical-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rol-de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dvanced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nalytic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foreca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ashbo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disco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m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interactive-math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ge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interactive-ma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-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tool</text:p>
          </table:table-cell>
          <table:table-cell office:value-type="float" office:value="22665" calcext:value-type="float">
            <text:p>22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8511" calcext:value-type="float">
            <text:p>28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ps-s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6605" calcext:value-type="float">
            <text:p>16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9263" calcext:value-type="float">
            <text:p>9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stac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-own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m-mast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x-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psy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4285" calcext:value-type="float">
            <text:p>4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335" calcext:value-type="float">
            <text:p>1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ber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-pa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library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remote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isk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it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i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curit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o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directory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mmunications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curity-and-compliance-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ost-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uardium-data-encry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dentity-in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incident-forens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guardium-vulnerability-assess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randori-re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1003" calcext:value-type="float">
            <text:p>1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tic analysis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or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t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ata-management-cons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du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ver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5523" calcext:value-type="float">
            <text:p>5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5077" calcext:value-type="float">
            <text:p>5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predictive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data-prepa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regres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likview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2335" calcext:value-type="float">
            <text:p>2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9028" calcext:value-type="float">
            <text:p>1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4013" calcext:value-type="float">
            <text:p>4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mai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ster-data-managemen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netezza-performance-server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621" calcext:value-type="float">
            <text:p>2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737" calcext:value-type="float">
            <text:p>1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megamon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ix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spaces-(for-apache-cassandr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warehous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vent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899" calcext:value-type="float">
            <text:p>7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377" calcext:value-type="float">
            <text:p>3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621" calcext:value-type="float">
            <text:p>2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784" calcext:value-type="float">
            <text:p>4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91" calcext:value-type="float">
            <text:p>3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05" calcext:value-type="float">
            <text:p>1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ush-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untimes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busin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ockchain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131" calcext:value-type="float">
            <text:p>2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ateway-appli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erved-instance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vone-network-performan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network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ghts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ycle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personality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875" calcext:value-type="float">
            <text:p>3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veloper-tools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serve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reaming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cision-optimiz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669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te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op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continuous-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obotic-proc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management-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erformance-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application-developer-webspher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q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architect-system-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developer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software-architect-desi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teractive-system-productivity-fac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evops-experience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object-storage:-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content-service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769" calcext:value-type="float">
            <text:p>3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2183" calcext:value-type="float">
            <text:p>2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ata-manager-for-agricultu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eeam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572" calcext:value-type="float">
            <text:p>5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171" calcext:value-type="float">
            <text:p>2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411" calcext:value-type="float">
            <text:p>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-video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virtual-ser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167" calcext:value-type="float">
            <text:p>3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aker-re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gnos-analytic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natural-language-underst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knowledg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3807" calcext:value-type="float">
            <text:p>3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55" calcext:value-type="float">
            <text:p>2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networ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di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e-gatewa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erto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verify-gover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infrastructur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ata storag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bloc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-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vie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09:14:55.849517635</dc:date>
    <meta:editing-duration>PT14M18S</meta:editing-duration>
    <meta:editing-cycles>11</meta:editing-cycles>
    <meta:generator>LibreOffice/7.4.5.1$Linux_X86_64 LibreOffice_project/40$Build-1</meta:generator>
    <meta:document-statistic meta:table-count="1" meta:cell-count="7579" meta:object-count="0"/>
  </office:meta>
</office:document-meta>
</file>